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verseEqualsEhloHeloHandler.getJunkScoreLogString( SM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verseEqualsEhloHeloHandler.checkEhloHelo( SMTPSession session , String argum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verseEqualsEhloHeloHandler.getScor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verseEqualsEhloHeloHandler.getRejectLogString( SM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verseEqualsEhloHeloHandler.getResponseString( SM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